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cm" fo:margin-right="2cm" fo:text-indent="0cm" style:auto-text-indent="false"/>
      <style:text-properties officeooo:rsid="00022a84" officeooo:paragraph-rsid="00022a84"/>
    </style:style>
    <style:style style:name="P2" style:family="paragraph" style:parent-style-name="Standard">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3" style:family="paragraph" style:parent-style-name="Standard" style:list-style-name="L1">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4" style:family="paragraph" style:parent-style-name="Standard" style:list-style-name="L2">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5" style:family="paragraph" style:parent-style-name="Standard" style:list-style-name="L4">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6" style:family="paragraph" style:parent-style-name="Standard" style:list-style-name="L2">
      <style:paragraph-properties fo:margin-left="2cm" fo:margin-right="2cm" fo:text-indent="0cm" style:auto-text-indent="false">
        <style:tab-stops>
          <style:tab-stop style:position="0.582cm"/>
        </style:tab-stops>
      </style:paragraph-properties>
      <style:text-properties officeooo:paragraph-rsid="00022a84"/>
    </style:style>
    <style:style style:name="P7" style:family="paragraph" style:parent-style-name="Title">
      <style:text-properties officeooo:rsid="00022a84" officeooo:paragraph-rsid="00022a84"/>
    </style:style>
    <style:style style:name="P8" style:family="paragraph" style:parent-style-name="Subtitle">
      <style:text-properties officeooo:rsid="00022a84" officeooo:paragraph-rsid="00022a84"/>
    </style:style>
    <style:style style:name="P9" style:family="paragraph" style:parent-style-name="Text_20_body">
      <style:paragraph-properties fo:margin-left="2cm" fo:margin-right="2cm" fo:text-indent="0cm" style:auto-text-indent="false"/>
    </style:style>
    <style:style style:name="P10" style:family="paragraph" style:parent-style-name="Text_20_body">
      <style:paragraph-properties fo:margin-left="2cm" fo:margin-right="2cm" fo:text-indent="0cm" style:auto-text-indent="false"/>
      <style:text-properties fo:font-variant="normal" fo:text-transform="none" fo:color="#000000" style:text-line-through-style="none" style:font-name="Times New Roman1" fo:font-size="12pt" fo:letter-spacing="normal" fo:font-style="normal" style:text-underline-style="none" fo:font-weight="normal" officeooo:rsid="00022a84" officeooo:paragraph-rsid="00022a84" style:text-blinking="false"/>
    </style:style>
    <style:style style:name="T1" style:family="text">
      <style:text-properties officeooo:rsid="00022a84"/>
    </style:style>
    <style:style style:name="T2" style:family="text">
      <style:text-properties officeooo:rsid="000318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stspecifikation</text:p>
      <text:p text:style-name="P8">Information om denna</text:p>
      <text:p text:style-name="P10">Testspecifikationen listar helt enkelt de testfall som skall genomföras för att testa ett eller flera krav, samt beskriver allmänt vad som krävs för att genomföra ett olika systemtester. Testfallen kan antingen vara en del av testspecifikationen eller separata dokument i sig.</text:p>
      <text:p text:style-name="P9"/>
      <text:p text:style-name="P2">Testspecifikation bör innehålla:</text:p>
      <text:list xml:id="list6421499888889796303" text:style-name="L1">
        <text:list-item>
          <text:p text:style-name="P3">Allmänna testprocedurer</text:p>
        </text:list-item>
        <text:list-item>
          <text:p text:style-name="P3">Systemtester med refernser till testfall</text:p>
        </text:list-item>
        <text:list-item>
          <text:p text:style-name="P3">Testfall</text:p>
        </text:list-item>
      </text:list>
      <text:p text:style-name="P2"/>
      <text:p text:style-name="P2">Ett testfall bör innehålla:</text:p>
      <text:list xml:id="list2447207793438091712" text:style-name="L2">
        <text:list-item>
          <text:p text:style-name="P4">Referens till vilket eller vilka krav som testas</text:p>
        </text:list-item>
        <text:list-item>
          <text:p text:style-name="P4">Indata specifikation, dvs. Vilken indata som skall användas</text:p>
        </text:list-item>
        <text:list-item>
          <text:p text:style-name="P6"><text:span text:style-name="T1">Utdata specifikation, d.v.s. vilken utdatan som förväntas</text:span></text:p>
        </text:list-item>
        <text:list-item>
          <text:p text:style-name="P4">Steg för steg beskrivning hur testfallet genomförs (har man ett använd<text:span text:style-name="T2">­</text:span>ningsfall så har man redan detta.)</text:p>
        </text:list-item>
      </text:list>
      <text:p text:style-name="P2">Målet är att en oberoende testare skall kunna genomföra och avgöra om testet lyckats eller inte. Glöm inte heller att testning inte enbart är ett mekanisk arbete, försök att vara kreativa i era testfall och hitta kluriga situationer som ni inte tänkt på.</text:p>
      <text:p text:style-name="P2"/>
      <text:p text:style-name="P2">Några angreppssätt för testning är:</text:p>
      <text:list xml:id="list979800941227215908" text:style-name="L4">
        <text:list-item>
          <text:p text:style-name="P5">Testfall skrivs med hjälp av kraven, lämplig indata och färväntad utdata specas. Testar så att systemet har den förväntade funktionaliteten. Ofta hittar man även svagheter i kraven när denna typ av testfall skrivs.</text:p>
        </text:list-item>
        <text:list-item>
          <text:p text:style-name="P5">Negativ testning – "olämplig indata" specas och förväntade fel<text:span text:style-name="T2">­</text:span>meddelande specas. Testar det man inte ska kunna göra i systemet. Även detta ger ofta upphov till förbättrade och nya krav (t.ex. Krav för felhantering)</text:p>
        </text:list-item>
        <text:list-item>
          <text:p text:style-name="P5">Automatiserad testning – kod skrivs som testar den kod som finns i systemet automatiskt. Testar att funktionerna i koden fungerar som tänkt. Finns även "robotar" som testar automatiskt via användargränssnittet (t.ex. Selenium).</text:p>
        </text:list-item>
        <text:list-item>
          <text:p text:style-name="P5">Explorativ testning – testaren använder systemet och loggar vad han gör, om något oväntat dykar upp kan sedan ett testfall skapas med hjälp av loggen. Kan också ge en lista med förbättringspunkter och inte bara buggar.</text:p>
        </text:list-item>
        <text:list-item>
          <text:p text:style-name="P5">Stresstestning – systemet testar under extrema förhållanden (t.e.x väldigt mycket data, väldigt många användare, väldigt lite minne etc.) för att se hur systemet reagerar under dessa omständigheter. Avslöjar ofta problem som kan vara svåra att hitta annars.</text:p>
        </text:list-item>
        <text:list-item>
          <text:p text:style-name="P5">Användartestar – slutanvändare får använda systemet för att utföra sina tänkta uppgifter. Problem och kommentarer som uppkommer tas till vara. Kan användas för att utvärdera användarvänlighet eller att jömföra olika tillvåga<text:span text:style-name="T2">­</text:span>gångssätt (A/B-testning). I detta projekt kan användartester göras swå enkelt <text:soft-page-break/>som att låta en eller flera kamrat använda systemet.</text:p>
        </text:list-item>
      </text:list>
      <text:p text:style-name="P1"/>
      <text:p text:style-name="P1">Testning över lag är ett svårt område och det kan alltid finnas buggar i ett system. Ett tecken på att man inte testar bra är att man inte hittar några buggar. Arbeta kontinuerligt med testningen, prioritera testning av riskyfyllda delar och vänta inte med testning till slute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20S</meta:editing-duration>
    <meta:editing-cycles>4</meta:editing-cycles>
    <meta:generator>LibreOffice/4.2.0.4$Windows_x86 LibreOffice_project/05dceb5d363845f2cf968344d7adab8dcfb2ba71</meta:generator>
    <dc:date>2014-04-08T11:46:38.061000000</dc:date>
    <meta:document-statistic meta:table-count="0" meta:image-count="0" meta:object-count="0" meta:page-count="2" meta:paragraph-count="21" meta:word-count="422" meta:character-count="2785" meta:non-whitespace-character-count="2392"/>
    <meta:user-defined meta:name="Info 1"/>
    <meta:user-defined meta:name="Info 2"/>
    <meta:user-defined meta:name="Info 3"/>
    <meta:user-defined meta:name="Info 4"/>
  </office:meta>
</office:document-meta>
</file>